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5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8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0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</style:style>
    <style:style style:name="T2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2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0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5" style:family="table-row">
      <style:table-row-properties style:min-row-height="0.3972in" style:use-optimal-row-height="false"/>
    </style:style>
    <style:style style:name="TableCell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fo:font-size="15pt" style:font-size-asian="15pt" style:font-size-complex="14pt" style:script-type="complex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5" style:family="table-row">
      <style:table-row-properties style:min-row-height="0.5312in" style:use-optimal-row-height="false"/>
    </style:style>
    <style:style style:name="TableCell9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8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10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1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3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</style:style>
    <style:style style:name="T10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6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7" style:family="table-row">
      <style:table-row-properties style:row-height="0.3541in" style:use-optimal-row-height="false"/>
    </style:style>
    <style:style style:name="TableCell108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0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7" style:family="table-row">
      <style:table-row-properties style:row-height="0.3152in" style:use-optimal-row-height="false"/>
    </style:style>
    <style:style style:name="TableCell1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7" style:family="table-row">
      <style:table-row-properties style:row-height="0.3152in" style:use-optimal-row-height="false"/>
    </style:style>
    <style:style style:name="TableCell1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8" style:family="table-row">
      <style:table-row-properties style:row-height="0.3152in" style:use-optimal-row-height="false"/>
    </style:style>
    <style:style style:name="TableCell1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8" style:family="table-row">
      <style:table-row-properties style:row-height="0.3152in" style:use-optimal-row-height="false"/>
    </style:style>
    <style:style style:name="TableCell1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7" style:family="table-row">
      <style:table-row-properties style:row-height="0.3152in" style:use-optimal-row-height="false"/>
    </style:style>
    <style:style style:name="TableCell1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6" style:family="table-row">
      <style:table-row-properties style:row-height="0.3152in" style:use-optimal-row-height="false"/>
    </style:style>
    <style:style style:name="TableCell1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</style:style>
    <style:style style:name="TableCell1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5" style:family="table-row">
      <style:table-row-properties style:row-height="0.3152in" style:use-optimal-row-height="false"/>
    </style:style>
    <style:style style:name="TableCell1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3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8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8" style:parent-style-name="Normal" style:family="paragraph">
      <style:paragraph-properties fo:text-align="center"/>
    </style:style>
    <style:style style:name="P189" style:parent-style-name="Normal" style:family="paragraph">
      <style:paragraph-properties fo:text-align="center"/>
    </style:style>
    <style:style style:name="TableRow190" style:family="table-row">
      <style:table-row-properties style:row-height="0.3152in" style:use-optimal-row-height="false"/>
    </style:style>
    <style:style style:name="TableCell1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8" style:parent-style-name="DefaultParagraphFont" style:family="text">
      <style:text-properties style:language-asian="en" style:country-asian="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00" style:family="table-row">
      <style:table-row-properties style:row-height="0.3152in" style:use-optimal-row-height="false"/>
    </style:style>
    <style:style style:name="TableCell2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9" style:family="table-row">
      <style:table-row-properties style:row-height="0.3152in" style:use-optimal-row-height="false"/>
    </style:style>
    <style:style style:name="TableCell2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8" style:family="table-row">
      <style:table-row-properties style:row-height="0.3152in" style:use-optimal-row-height="false"/>
    </style:style>
    <style:style style:name="TableCell2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7" style:family="table-row">
      <style:table-row-properties style:row-height="0.3152in" style:use-optimal-row-height="false"/>
    </style:style>
    <style:style style:name="TableCell2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0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2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6" style:family="table-row">
      <style:table-row-properties style:row-height="0.3152in" style:use-optimal-row-height="false" fo:keep-together="always"/>
    </style:style>
    <style:style style:name="TableCell2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9" style:parent-style-name="Footer" style:family="paragraph">
      <style:text-properties style:font-name="Nirmala UI" style:font-name-complex="Nirmala UI" fo:font-weight="bold" style:font-weight-asian="bold"/>
    </style:style>
    <style:style style:name="P250" style:parent-style-name="Footer" style:family="paragraph">
      <style:text-properties style:font-name="Nirmala UI" style:font-name-complex="Nirmala UI"/>
    </style:style>
    <style:style style:name="P251" style:parent-style-name="Footer" style:family="paragraph">
      <style:text-properties style:font-name="Nirmala UI" style:font-name-complex="Nirmala UI"/>
    </style:style>
    <style:style style:name="TableColumn253" style:family="table-column">
      <style:table-column-properties style:column-width="0.8104in" style:use-optimal-column-width="false"/>
    </style:style>
    <style:style style:name="TableColumn254" style:family="table-column">
      <style:table-column-properties style:column-width="2.875in" style:use-optimal-column-width="false"/>
    </style:style>
    <style:style style:name="TableColumn255" style:family="table-column">
      <style:table-column-properties style:column-width="0.6868in" style:use-optimal-column-width="false"/>
    </style:style>
    <style:style style:name="TableColumn256" style:family="table-column">
      <style:table-column-properties style:column-width="3.0631in" style:use-optimal-column-width="false"/>
    </style:style>
    <style:style style:name="Table252" style:family="table" style:master-page-name="MP1">
      <style:table-properties style:width="7.4354in" fo:margin-left="-0.0069in" table:align="left"/>
    </style:style>
    <style:style style:name="TableRow257" style:family="table-row">
      <style:table-row-properties style:min-row-height="0.3062in" style:use-optimal-row-height="false"/>
    </style:style>
    <style:style style:name="TableCell25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break-before="page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</style:style>
    <style:style style:name="T268" style:parent-style-name="DefaultParagraphFont" style:family="text">
      <style:text-properties style:font-name="Nirmala UI" style:font-name-complex="Nirmala UI" style:font-weight-complex="bold" fo:font-size="18pt" style:font-size-asian="18pt" style:font-size-complex="18pt" style:script-type="complex"/>
    </style:style>
    <style:style style:name="TableCell26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2" style:parent-style-name="TableContents" style:family="paragraph">
      <style:paragraph-properties fo:text-align="center"/>
    </style:style>
    <style:style style:name="T273" style:parent-style-name="DefaultParagraphFont" style:family="text">
      <style:text-properties style:font-name="Nirmala UI" style:font-name-complex="Nirmala UI" style:font-weight-complex="bold" fo:font-size="18pt" style:font-size-asian="18pt" style:font-size-complex="18pt" style:script-type="complex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7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8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27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28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8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28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2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6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31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1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6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32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9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35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35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6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35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1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36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7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36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2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37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8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37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3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384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>
        <style:tab-stops>
          <style:tab-stop style:type="center" style:position="1.3937in"/>
        </style:tab-stops>
      </style:paragraph-properties>
    </style:style>
    <style:style style:name="T39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4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39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4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0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4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1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0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2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5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2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1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3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6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3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2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4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7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4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3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54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8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5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4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6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9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7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71" style:family="table-row">
      <style:table-row-properties style:min-row-height="0.0173in" style:use-optimal-row-height="false"/>
    </style:style>
    <style:style style:name="TableCell47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5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7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7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80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8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82" style:family="table-row">
      <style:table-row-properties style:min-row-height="0.0173in" style:use-optimal-row-height="false"/>
    </style:style>
    <style:style style:name="TableCell48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8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6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8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8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9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1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TableRow492" style:family="table-row">
      <style:table-row-properties style:min-row-height="0.0173in" style:use-optimal-row-height="false"/>
    </style:style>
    <style:style style:name="TableCell49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9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6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49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9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0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01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TableRow502" style:family="table-row">
      <style:table-row-properties style:min-row-height="0.0173in" style:use-optimal-row-height="false"/>
    </style:style>
    <style:style style:name="TableCell50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0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6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50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50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1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11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TableRow512" style:family="table-row">
      <style:table-row-properties style:min-row-height="0.0173in" style:use-optimal-row-height="false"/>
    </style:style>
    <style:style style:name="TableCell51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1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6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51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51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2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21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TableRow522" style:family="table-row">
      <style:table-row-properties style:min-row-height="0.0173in" style:use-optimal-row-height="false"/>
    </style:style>
    <style:style style:name="TableCell52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2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26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52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52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3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31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TableRow532" style:family="table-row">
      <style:table-row-properties style:min-row-height="0.0173in" style:use-optimal-row-height="false"/>
    </style:style>
    <style:style style:name="TableCell53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3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36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53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53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4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41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TableRow542" style:family="table-row">
      <style:table-row-properties style:min-row-height="0.0173in" style:use-optimal-row-height="false"/>
    </style:style>
    <style:style style:name="TableCell54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4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46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54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54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5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51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TableRow552" style:family="table-row">
      <style:table-row-properties style:min-row-height="0.0173in" style:use-optimal-row-height="false"/>
    </style:style>
    <style:style style:name="TableCell55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5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56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55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55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6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61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TableRow562" style:family="table-row">
      <style:table-row-properties style:min-row-height="0.0173in" style:use-optimal-row-height="false"/>
    </style:style>
    <style:style style:name="TableCell56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6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6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56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56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7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71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P572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7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57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575" style:parent-style-name="Normal" style:family="paragraph">
      <style:paragraph-properties fo:text-align="center"/>
    </style:style>
    <style:style style:name="P576" style:parent-style-name="Normal" style:family="paragraph">
      <style:paragraph-properties fo:text-align="center"/>
    </style:style>
    <style:style style:name="T577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7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57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80" style:parent-style-name="DefaultParagraphFont" style:family="text">
      <style:text-properties fo:color="#212121" fo:font-size="14pt" style:font-size-asian="14pt" style:font-size-complex="14pt" style:script-type="complex"/>
    </style:style>
    <style:style style:name="T581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82" style:parent-style-name="DefaultParagraphFont" style:family="text">
      <style:text-properties fo:color="#212121" fo:font-size="14pt" style:font-size-asian="14pt" style:font-size-complex="14pt" style:script-type="complex"/>
    </style:style>
    <style:style style:name="P583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8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8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8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87" style:parent-style-name="DefaultParagraphFont" style:family="text">
      <style:text-properties fo:color="#212121" fo:font-size="14pt" style:font-size-asian="14pt" style:font-size-complex="14pt" style:script-type="complex"/>
    </style:style>
    <style:style style:name="T588" style:parent-style-name="DefaultParagraphFont" style:family="text">
      <style:text-properties fo:color="#212121" fo:font-size="14pt" style:font-size-asian="14pt" style:font-size-complex="14pt" style:script-type="complex"/>
    </style:style>
    <style:style style:name="T58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90" style:parent-style-name="DefaultParagraphFont" style:family="text">
      <style:text-properties fo:color="#212121" fo:font-size="14pt" style:font-size-asian="14pt" style:font-size-complex="14pt" style:script-type="complex"/>
    </style:style>
    <style:style style:name="T591" style:parent-style-name="DefaultParagraphFont" style:family="text">
      <style:text-properties style:script-type="complex" style:language-asian="en" style:country-asian="IN"/>
    </style:style>
    <style:style style:name="P592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593" style:parent-style-name="DefaultParagraphFont" style:family="text">
      <style:text-properties style:script-type="complex" style:language-asian="en" style:country-asian="IN"/>
    </style:style>
    <style:style style:name="P59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5">
            <text:p text:style-name="P16"><text:span text:style-name="T17">सूचना</text:span></text:p>
          </table:table-cell>
          <table:table-cell table:style-name="TableCell18">
            <text:p text:style-name="P19"/>
          </table:table-cell>
          <table:table-cell table:style-name="TableCell20">
            <text:p text:style-name="P21"><text:span text:style-name="T22">वॉशरूम</text:span>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TableContents"><text:span text:style-name="T27"><text:s/>आपका स्वागत है</text:span></text:p>
          </table:table-cell>
          <table:table-cell table:style-name="TableCell28">
            <text:p text:style-name="P29">26</text:p>
          </table:table-cell>
          <table:table-cell table:style-name="TableCell30">
            <text:p text:style-name="TableContents"><text:span text:style-name="T31"><text:s/></text:span><text:span text:style-name="T32">20</text:span><text:span text:style-name="T33"><text:s/>मिनट बाद वाशरूम</text:span></text:p>
          </table:table-cell>
        </table:table-row>
        <table:table-row table:style-name="TableRow34">
          <table:table-cell table:style-name="TableCell35">
            <text:p text:style-name="P36">2</text:p>
          </table:table-cell>
          <table:table-cell table:style-name="TableCell37">
            <text:p text:style-name="TableContents"><text:span text:style-name="T38"><text:s/>ट्रॅवल्स की जानकारी</text:span></text:p>
          </table:table-cell>
          <table:table-cell table:style-name="TableCell39">
            <text:p text:style-name="P40">27</text:p>
          </table:table-cell>
          <table:table-cell table:style-name="TableCell41">
            <text:p text:style-name="TableContents"><text:span text:style-name="T42"><text:s/>15</text:span><text:span text:style-name="T43"><text:s/>मिनट बाद वाशरूम</text:span></text:p>
          </table:table-cell>
        </table:table-row>
        <table:table-row table:style-name="TableRow44">
          <table:table-cell table:style-name="TableCell45">
            <text:p text:style-name="P46">3</text:p>
          </table:table-cell>
          <table:table-cell table:style-name="TableCell47">
            <text:p text:style-name="TableContents"><text:span text:style-name="T48"><text:s/>बस स्वछता के नियम</text:span></text:p>
          </table:table-cell>
          <table:table-cell table:style-name="TableCell49">
            <text:p text:style-name="P50">28</text:p>
          </table:table-cell>
          <table:table-cell table:style-name="TableCell51">
            <text:p text:style-name="TableContents"><text:span text:style-name="T52"><text:s/>10</text:span><text:span text:style-name="T53"><text:s/>मिनट बाद वाशरूम</text:span></text:p>
          </table:table-cell>
        </table:table-row>
        <table:table-row table:style-name="TableRow54">
          <table:table-cell table:style-name="TableCell55">
            <text:p text:style-name="P56">4</text:p>
          </table:table-cell>
          <table:table-cell table:style-name="TableCell57">
            <text:p text:style-name="TableContents"><text:span text:style-name="T58"><text:s/>बस फ्लिक्स की जानकारी</text:span></text:p>
          </table:table-cell>
          <table:table-cell table:style-name="TableCell59">
            <text:p text:style-name="P60">29</text:p>
          </table:table-cell>
          <table:table-cell table:style-name="TableCell61">
            <text:p text:style-name="TableContents"><text:span text:style-name="T62"><text:s/></text:span><text:span text:style-name="T63">5</text:span><text:span text:style-name="T64"><text:s/></text:span><text:span text:style-name="T65">मिनट बाद वाशरूम</text:span></text:p>
          </table:table-cell>
        </table:table-row>
        <table:table-row table:style-name="TableRow66">
          <table:table-cell table:style-name="TableCell67">
            <text:p text:style-name="P68">5</text:p>
          </table:table-cell>
          <table:table-cell table:style-name="TableCell69">
            <text:p text:style-name="TableContents"><text:span text:style-name="T70"><text:s/>सामान की सुरक्षा</text:span></text:p>
          </table:table-cell>
          <table:table-cell table:style-name="TableCell71">
            <text:p text:style-name="P72">30</text:p>
          </table:table-cell>
          <table:table-cell table:style-name="TableCell73">
            <text:p text:style-name="TableContents"><text:span text:style-name="T74"><text:s/>वाशरूम के लिए रुकते समय</text:span></text:p>
          </table:table-cell>
        </table:table-row>
        <table:table-row table:style-name="TableRow75">
          <table:table-cell table:style-name="TableCell76">
            <text:p text:style-name="P77">6</text:p>
          </table:table-cell>
          <table:table-cell table:style-name="TableCell78">
            <text:p text:style-name="TableContents"><text:span text:style-name="T79"><text:s/>डिनर -<text:s/></text:span><text:span text:style-name="T80">नही रुकेगी</text:span>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7</text:p>
          </table:table-cell>
          <table:table-cell table:style-name="TableCell88">
            <text:p text:style-name="Standard"><text:span text:style-name="T89"><text:s/></text:span><text:span text:style-name="T90"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Standard"/>
          </table:table-cell>
          <table:table-cell table:style-name="TableCell94">
            <text:p text:style-name="Standard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<text:span text:style-name="T100">डिनर</text:span>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<text:span text:style-name="T105">नाश्ता</text:span><text:span text:style-name="T106">-चाय</text:span></text:p>
          </table:table-cell>
        </table:table-row>
        <table:table-row table:style-name="TableRow107">
          <table:table-cell table:style-name="TableCell108">
            <text:p text:style-name="P109">11</text:p>
          </table:table-cell>
          <table:table-cell table:style-name="TableCell110">
            <text:p text:style-name="TableContents"><text:span text:style-name="T111"><text:s/>डिनर <text:s/>7 बजे</text:span></text:p>
          </table:table-cell>
          <table:table-cell table:style-name="TableCell112">
            <text:p text:style-name="P113">31</text:p>
          </table:table-cell>
          <table:table-cell table:style-name="TableCell114">
            <text:p text:style-name="TableContents"><text:span text:style-name="T115"><text:s/>30</text:span><text:span text:style-name="T116"><text:s/>मिनट बाद नाश्ता</text:span></text:p>
          </table:table-cell>
        </table:table-row>
        <table:table-row table:style-name="TableRow117">
          <table:table-cell table:style-name="TableCell118">
            <text:p text:style-name="P119">12</text:p>
          </table:table-cell>
          <table:table-cell table:style-name="TableCell120">
            <text:p text:style-name="TableContents"><text:span text:style-name="T121"><text:s/>डिनर <text:s/>7.30 बजे</text:span></text:p>
          </table:table-cell>
          <table:table-cell table:style-name="TableCell122">
            <text:p text:style-name="P123">32</text:p>
          </table:table-cell>
          <table:table-cell table:style-name="TableCell124">
            <text:p text:style-name="TableContents"><text:span text:style-name="T125"><text:s/>15</text:span><text:span text:style-name="T126"><text:s/>मिनट बाद नाश्ता</text:span></text:p>
          </table:table-cell>
        </table:table-row>
        <table:table-row table:style-name="TableRow127">
          <table:table-cell table:style-name="TableCell128">
            <text:p text:style-name="P129">13</text:p>
          </table:table-cell>
          <table:table-cell table:style-name="TableCell130">
            <text:p text:style-name="TableContents"><text:span text:style-name="T131"><text:s/>डिनर <text:s/>8 बजे</text:span></text:p>
          </table:table-cell>
          <table:table-cell table:style-name="TableCell132">
            <text:p text:style-name="P133">33</text:p>
          </table:table-cell>
          <table:table-cell table:style-name="TableCell134">
            <text:p text:style-name="TableContents"><text:span text:style-name="T135"><text:s/>10</text:span><text:span text:style-name="T136"><text:s/>मिनट<text:s/></text:span><text:span text:style-name="T137">बाद नाश्ता</text:span></text:p>
          </table:table-cell>
        </table:table-row>
        <table:table-row table:style-name="TableRow138">
          <table:table-cell table:style-name="TableCell139">
            <text:p text:style-name="P140">14</text:p>
          </table:table-cell>
          <table:table-cell table:style-name="TableCell141">
            <text:p text:style-name="TableContents"><text:span text:style-name="T142"><text:s/>डिनर <text:s/>8.30 बजे</text:span></text:p>
          </table:table-cell>
          <table:table-cell table:style-name="TableCell143">
            <text:p text:style-name="P144">34</text:p>
          </table:table-cell>
          <table:table-cell table:style-name="TableCell145">
            <text:p text:style-name="TableContents"><text:span text:style-name="T146"><text:s/>5</text:span><text:span text:style-name="T147"><text:s/>मिनट बाद नाश्ता</text:span></text:p>
          </table:table-cell>
        </table:table-row>
        <table:table-row table:style-name="TableRow148">
          <table:table-cell table:style-name="TableCell149">
            <text:p text:style-name="P150">15</text:p>
          </table:table-cell>
          <table:table-cell table:style-name="TableCell151">
            <text:p text:style-name="TableContents"><text:span text:style-name="T152"><text:s/>डिनर <text:s/>9 बजे</text:span></text:p>
          </table:table-cell>
          <table:table-cell table:style-name="TableCell153">
            <text:p text:style-name="P154">35</text:p>
          </table:table-cell>
          <table:table-cell table:style-name="TableCell155">
            <text:p text:style-name="TableContents"><text:span text:style-name="T156"><text:s/>नाश्ते के लिए रुकते समय</text:span></text:p>
          </table:table-cell>
        </table:table-row>
        <table:table-row table:style-name="TableRow157">
          <table:table-cell table:style-name="TableCell158">
            <text:p text:style-name="P159">16</text:p>
          </table:table-cell>
          <table:table-cell table:style-name="TableCell160">
            <text:p text:style-name="TableContents"><text:span text:style-name="T161"><text:s/>डिनर <text:s/>9.30 बजे</text:span>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17</text:p>
          </table:table-cell>
          <table:table-cell table:style-name="TableCell169">
            <text:p text:style-name="TableContents"><text:span text:style-name="T170"><text:s/>डिनर <text:s/>10 बजे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18</text:p>
          </table:table-cell>
          <table:table-cell table:style-name="TableCell178">
            <text:p text:style-name="TableContents"><text:span text:style-name="T179"><text:s/>डिनर <text:s/>10.30 बजे</text:span></text:p>
          </table:table-cell>
          <table:table-cell table:style-name="TableCell180">
            <text:p text:style-name="P181"/>
          </table:table-cell>
          <table:table-cell table:style-name="TableCell182">
            <text:p text:style-name="TableContents"><text:span text:style-name="T183"><draw:custom-shape svg:x="-0.65417in" svg:y="0.21944in" svg:width="3.71875in" svg:height="0.84375in" draw:z-index="251669504" draw:id="id0" draw:style-name="a1" draw:name="Rounded Rectangle 13" text:anchor-type="paragraph"><svg:title/><svg:desc/><text:p text:style-name="P184"><text:span text:style-name="T185">अनाउंसमेंट ना चले तो<text:s/></text:span><text:span text:style-name="T186">BUSFLIX <text:s/></text:span><text:span text:style-name="T187">बॉक्स बंद चालू करे</text:span></text:p><text:p text:style-name="P188"/><text:p text:style-name="P189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90">
          <table:table-cell table:style-name="TableCell191">
            <text:p text:style-name="P192">19</text:p>
          </table:table-cell>
          <table:table-cell table:style-name="TableCell193">
            <text:p text:style-name="TableContents"><text:span text:style-name="T194"><text:s/>डिनर <text:s/>11 बजे</text:span></text:p>
          </table:table-cell>
          <table:table-cell table:style-name="TableCell195">
            <text:p text:style-name="P196"/>
          </table:table-cell>
          <table:table-cell table:style-name="TableCell197">
            <text:p text:style-name="TableContents"><text:span text:style-name="T198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9">Your text here</text:p></draw:text-box><svg:title/><svg:desc/></draw:frame></text:span></text:p>
          </table:table-cell>
        </table:table-row>
        <table:table-row table:style-name="TableRow200">
          <table:table-cell table:style-name="TableCell201">
            <text:p text:style-name="P202">20</text:p>
          </table:table-cell>
          <table:table-cell table:style-name="TableCell203">
            <text:p text:style-name="TableContents"><text:span text:style-name="T204"><text:s/>डिनर 11.30 बजे</text:span>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21</text:p>
          </table:table-cell>
          <table:table-cell table:style-name="TableCell212">
            <text:p text:style-name="TableContents"><text:span text:style-name="T213"><text:s/>डिनर <text:s/>12 बजे</text:span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22</text:p>
          </table:table-cell>
          <table:table-cell table:style-name="TableCell221">
            <text:p text:style-name="TableContents"><text:span text:style-name="T222"><text:s/>डिनर <text:s/>12.30 बजे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23</text:p>
          </table:table-cell>
          <table:table-cell table:style-name="TableCell230">
            <text:p text:style-name="TableContents"><text:span text:style-name="T231"><text:s/>डिनर <text:s/>1 बजे</text:span>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24</text:p>
          </table:table-cell>
          <table:table-cell table:style-name="TableCell239">
            <text:p text:style-name="TableContents"><text:span text:style-name="T240"><text:s/>डिनर <text:s/>के लिए रुकते समय</text:span></text:p>
            <text:p text:style-name="P241"/>
            <text:p text:style-name="P242"/>
            <text:p text:style-name="P243"/>
          </table:table-cell>
          <table:table-cell table:style-name="TableCell244">
            <text:p text:style-name="P245"/>
            <text:p text:style-name="P246"/>
          </table:table-cell>
          <table:table-cell table:style-name="TableCell247">
            <text:p text:style-name="P248"/>
          </table:table-cell>
        </table:table-row>
      </table:table>
      <text:p text:style-name="Textbody"/>
      <text:p text:style-name="P249">How to use –</text:p>
      <text:p text:style-name="P250">1. Press the correct number<text:s/><text:tab/>and immediately press “Enter” (Green) key on the keypad.</text:p>
      <text:p text:style-name="P251">2. To<text:s/>stop<text:s/>the playing announcement<text:s/>press “Backspace” (Red) key.</text:p>
      <table:table table:style-name="Table252">
        <table:table-columns>
          <table:table-column table:style-name="TableColumn253"/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P259"/>
          </table:table-cell>
          <table:table-cell table:style-name="TableCell266">
            <text:p text:style-name="P267"><text:span text:style-name="T268">पुणे- नागपुर- भंडारा <text:s/></text:span></text:p>
          </table:table-cell>
          <table:table-cell table:style-name="TableCell269">
            <text:p text:style-name="P270"/>
          </table:table-cell>
          <table:table-cell table:style-name="TableCell271">
            <text:p text:style-name="P272"><text:span text:style-name="T273">भंडारा - नागपुर - पुणे</text:span></text:p>
          </table:table-cell>
        </table:table-row>
        <table:table-row table:style-name="TableRow274">
          <table:table-cell table:style-name="TableCell275">
            <text:p text:style-name="P276">41</text:p>
          </table:table-cell>
          <table:table-cell table:style-name="TableCell277">
            <text:p text:style-name="TableContents"><text:span text:style-name="T278"><text:s/></text:span><text:span text:style-name="T279">शिरूर</text:span></text:p>
          </table:table-cell>
          <table:table-cell table:style-name="TableCell280">
            <text:p text:style-name="P281">71</text:p>
          </table:table-cell>
          <table:table-cell table:style-name="TableCell282">
            <text:p text:style-name="TableContents"><text:span text:style-name="T283"><text:s/>वर्धा</text:span></text:p>
          </table:table-cell>
        </table:table-row>
        <table:table-row table:style-name="TableRow284">
          <table:table-cell table:style-name="TableCell285">
            <text:p text:style-name="P286">42</text:p>
          </table:table-cell>
          <table:table-cell table:style-name="TableCell287">
            <text:p text:style-name="TableContents"><text:span text:style-name="T288"><text:s/></text:span><text:span text:style-name="T289">अहमदनगर</text:span></text:p>
          </table:table-cell>
          <table:table-cell table:style-name="TableCell290">
            <text:p text:style-name="P291">72</text:p>
          </table:table-cell>
          <table:table-cell table:style-name="TableCell292">
            <text:p text:style-name="TableContents"><text:span text:style-name="T293"><text:s/>अमरावती</text:span></text:p>
          </table:table-cell>
        </table:table-row>
        <table:table-row table:style-name="TableRow294">
          <table:table-cell table:style-name="TableCell295">
            <text:p text:style-name="P296">43</text:p>
          </table:table-cell>
          <table:table-cell table:style-name="TableCell297">
            <text:p text:style-name="TableContents"><text:span text:style-name="T298"><text:s/>औरंगाबाद</text:span></text:p>
          </table:table-cell>
          <table:table-cell table:style-name="TableCell299">
            <text:p text:style-name="P300">73</text:p>
          </table:table-cell>
          <table:table-cell table:style-name="TableCell301">
            <text:p text:style-name="TableContents"><text:span text:style-name="T302"><text:s/>जालना</text:span></text:p>
          </table:table-cell>
        </table:table-row>
        <table:table-row table:style-name="TableRow303">
          <table:table-cell table:style-name="TableCell304">
            <text:p text:style-name="P305">44</text:p>
          </table:table-cell>
          <table:table-cell table:style-name="TableCell306">
            <text:p text:style-name="TableContents"><text:span text:style-name="T307"><text:s/>जालना</text:span></text:p>
          </table:table-cell>
          <table:table-cell table:style-name="TableCell308">
            <text:p text:style-name="P309">74</text:p>
          </table:table-cell>
          <table:table-cell table:style-name="TableCell310">
            <text:p text:style-name="TableContents"><text:span text:style-name="T311"><text:s/>औरंगाबाद</text:span></text:p>
          </table:table-cell>
        </table:table-row>
        <table:table-row table:style-name="TableRow312">
          <table:table-cell table:style-name="TableCell313">
            <text:p text:style-name="P314">45</text:p>
          </table:table-cell>
          <table:table-cell table:style-name="TableCell315">
            <text:p text:style-name="TableContents"><text:span text:style-name="T316"><text:s/></text:span><text:span text:style-name="T317">चिखली</text:span></text:p>
          </table:table-cell>
          <table:table-cell table:style-name="TableCell318">
            <text:p text:style-name="P319">75</text:p>
          </table:table-cell>
          <table:table-cell table:style-name="TableCell320">
            <text:p text:style-name="TableContents"><text:span text:style-name="T321"><text:s/>अहमदनगर</text:span></text:p>
          </table:table-cell>
        </table:table-row>
        <table:table-row table:style-name="TableRow322">
          <table:table-cell table:style-name="TableCell323">
            <text:p text:style-name="P324">46</text:p>
          </table:table-cell>
          <table:table-cell table:style-name="TableCell325">
            <text:p text:style-name="TableContents"><text:span text:style-name="T326"><text:s/></text:span><text:span text:style-name="T327">खामगाव</text:span></text:p>
          </table:table-cell>
          <table:table-cell table:style-name="TableCell328">
            <text:p text:style-name="P329">76</text:p>
          </table:table-cell>
          <table:table-cell table:style-name="TableCell330">
            <text:p text:style-name="TableContents"><text:span text:style-name="T331"><text:s text:c="2"/>शिरूर <text:s/></text:span></text:p>
          </table:table-cell>
        </table:table-row>
        <table:table-row table:style-name="TableRow332">
          <table:table-cell table:style-name="TableCell333">
            <text:p text:style-name="P334">47</text:p>
          </table:table-cell>
          <table:table-cell table:style-name="TableCell335">
            <text:p text:style-name="TableContents"><text:span text:style-name="T336">अकोला</text:span></text:p>
          </table:table-cell>
          <table:table-cell table:style-name="TableCell337">
            <text:p text:style-name="P338">77</text:p>
          </table:table-cell>
          <table:table-cell table:style-name="TableCell339">
            <text:p text:style-name="TableContents"><text:span text:style-name="T340"><text:s/>वाघोली</text:span></text:p>
          </table:table-cell>
        </table:table-row>
        <table:table-row table:style-name="TableRow341">
          <table:table-cell table:style-name="TableCell342">
            <text:p text:style-name="P343">48</text:p>
          </table:table-cell>
          <table:table-cell table:style-name="TableCell344">
            <text:p text:style-name="TableContents"><text:span text:style-name="T345">यवतमाळ</text:span></text:p>
          </table:table-cell>
          <table:table-cell table:style-name="TableCell346">
            <text:p text:style-name="P347">78</text:p>
          </table:table-cell>
          <table:table-cell table:style-name="TableCell348">
            <text:p text:style-name="TableContents"><text:span text:style-name="T349"><text:s/></text:span><text:span text:style-name="T350">चंदन<text:s/></text:span><text:span text:style-name="T351">नगर <text:s/>हडपसर बाईपास</text:span></text:p>
          </table:table-cell>
        </table:table-row>
        <table:table-row table:style-name="TableRow352">
          <table:table-cell table:style-name="TableCell353">
            <text:p text:style-name="P354">49</text:p>
          </table:table-cell>
          <table:table-cell table:style-name="TableCell355">
            <text:p text:style-name="TableContents"><text:span text:style-name="T356"><text:s/></text:span><text:span text:style-name="T357">मूर्तिजापूर</text:span></text:p>
          </table:table-cell>
          <table:table-cell table:style-name="TableCell358">
            <text:p text:style-name="P359">79</text:p>
          </table:table-cell>
          <table:table-cell table:style-name="TableCell360">
            <text:p text:style-name="TableContents"><text:span text:style-name="T361"><text:s/></text:span><text:span text:style-name="T362">विमान नगर</text:span></text:p>
          </table:table-cell>
        </table:table-row>
        <table:table-row table:style-name="TableRow363">
          <table:table-cell table:style-name="TableCell364">
            <text:p text:style-name="P365">50</text:p>
          </table:table-cell>
          <table:table-cell table:style-name="TableCell366">
            <text:p text:style-name="TableContents"><text:span text:style-name="T367"><text:s/></text:span><text:span text:style-name="T368">बडनेरा बायपास</text:span></text:p>
          </table:table-cell>
          <table:table-cell table:style-name="TableCell369">
            <text:p text:style-name="P370">80</text:p>
          </table:table-cell>
          <table:table-cell table:style-name="TableCell371">
            <text:p text:style-name="TableContents"><text:span text:style-name="T372"><text:s/></text:span><text:span text:style-name="T373">येरवडा</text:span></text:p>
          </table:table-cell>
        </table:table-row>
        <table:table-row table:style-name="TableRow374">
          <table:table-cell table:style-name="TableCell375">
            <text:p text:style-name="P376">51</text:p>
          </table:table-cell>
          <table:table-cell table:style-name="TableCell377">
            <text:p text:style-name="TableContents"><text:span text:style-name="T378"><text:s/></text:span><text:span text:style-name="T379">कारंजा लाड</text:span></text:p>
          </table:table-cell>
          <table:table-cell table:style-name="TableCell380">
            <text:p text:style-name="P381">81</text:p>
          </table:table-cell>
          <table:table-cell table:style-name="TableCell382">
            <text:p text:style-name="TableContents"><text:span text:style-name="T383"><text:s/></text:span><text:span text:style-name="T384">पुणे स्टेशन</text:span></text:p>
          </table:table-cell>
        </table:table-row>
        <table:table-row table:style-name="TableRow385">
          <table:table-cell table:style-name="TableCell386">
            <text:p text:style-name="P387">52</text:p>
          </table:table-cell>
          <table:table-cell table:style-name="TableCell388">
            <text:p text:style-name="P389"><text:span text:style-name="T390"><text:s/>अमरावती</text:span></text:p>
          </table:table-cell>
          <table:table-cell table:style-name="TableCell391">
            <text:p text:style-name="P392">82</text:p>
          </table:table-cell>
          <table:table-cell table:style-name="TableCell393">
            <text:p text:style-name="TableContents"><text:span text:style-name="T394"><text:s/></text:span><text:span text:style-name="T395">जहांगीर हॉस्पिटल</text:span></text:p>
          </table:table-cell>
        </table:table-row>
        <table:table-row table:style-name="TableRow396">
          <table:table-cell table:style-name="TableCell397">
            <text:p text:style-name="P398">53</text:p>
          </table:table-cell>
          <table:table-cell table:style-name="TableCell399">
            <text:p text:style-name="TableContents"><text:span text:style-name="T400"><text:s/>वर्धा</text:span></text:p>
          </table:table-cell>
          <table:table-cell table:style-name="TableCell401">
            <text:p text:style-name="P402">83</text:p>
          </table:table-cell>
          <table:table-cell table:style-name="TableCell403">
            <text:p text:style-name="TableContents"><text:span text:style-name="T404"><text:s/></text:span><text:span text:style-name="T405">वाकडेवाडी</text:span></text:p>
          </table:table-cell>
        </table:table-row>
        <table:table-row table:style-name="TableRow406">
          <table:table-cell table:style-name="TableCell407">
            <text:p text:style-name="P408">54</text:p>
          </table:table-cell>
          <table:table-cell table:style-name="TableCell409">
            <text:p text:style-name="TableContents"><text:span text:style-name="T410"><text:s/>वाडी</text:span></text:p>
          </table:table-cell>
          <table:table-cell table:style-name="TableCell411">
            <text:p text:style-name="P412">84</text:p>
          </table:table-cell>
          <table:table-cell table:style-name="TableCell413">
            <text:p text:style-name="TableContents"><text:span text:style-name="T414"><text:s/></text:span><text:span text:style-name="T415">शिवाजी नगर</text:span></text:p>
          </table:table-cell>
        </table:table-row>
        <table:table-row table:style-name="TableRow416">
          <table:table-cell table:style-name="TableCell417">
            <text:p text:style-name="P418">55</text:p>
          </table:table-cell>
          <table:table-cell table:style-name="TableCell419">
            <text:p text:style-name="TableContents"><text:span text:style-name="T420"><text:s/></text:span><text:span text:style-name="T421">खापरी</text:span></text:p>
          </table:table-cell>
          <table:table-cell table:style-name="TableCell422">
            <text:p text:style-name="P423">85</text:p>
          </table:table-cell>
          <table:table-cell table:style-name="TableCell424">
            <text:p text:style-name="TableContents"><text:span text:style-name="T425"><text:s/></text:span><text:span text:style-name="T426">संगमवाडी</text:span></text:p>
          </table:table-cell>
        </table:table-row>
        <table:table-row table:style-name="TableRow427">
          <table:table-cell table:style-name="TableCell428">
            <text:p text:style-name="P429">56</text:p>
          </table:table-cell>
          <table:table-cell table:style-name="TableCell430">
            <text:p text:style-name="TableContents"><text:span text:style-name="T431"><text:s/></text:span><text:span text:style-name="T432">छञपती चौक</text:span></text:p>
          </table:table-cell>
          <table:table-cell table:style-name="TableCell433">
            <text:p text:style-name="P434">86</text:p>
          </table:table-cell>
          <table:table-cell table:style-name="TableCell435">
            <text:p text:style-name="TableContents"><text:span text:style-name="T436"><text:s/></text:span><text:span text:style-name="T437">नाशिक फाटा</text:span></text:p>
          </table:table-cell>
        </table:table-row>
        <table:table-row table:style-name="TableRow438">
          <table:table-cell table:style-name="TableCell439">
            <text:p text:style-name="P440">57</text:p>
          </table:table-cell>
          <table:table-cell table:style-name="TableCell441">
            <text:p text:style-name="TableContents"><text:span text:style-name="T442"><text:s/></text:span><text:span text:style-name="T443">बुटीबोरी</text:span></text:p>
          </table:table-cell>
          <table:table-cell table:style-name="TableCell444">
            <text:p text:style-name="P445">87</text:p>
          </table:table-cell>
          <table:table-cell table:style-name="TableCell446">
            <text:p text:style-name="TableContents"><text:span text:style-name="T447"><text:s/></text:span><text:span text:style-name="T448">दापोडी</text:span></text:p>
          </table:table-cell>
        </table:table-row>
        <table:table-row table:style-name="TableRow449">
          <table:table-cell table:style-name="TableCell450">
            <text:p text:style-name="P451">58</text:p>
          </table:table-cell>
          <table:table-cell table:style-name="TableCell452">
            <text:p text:style-name="TableContents"><text:span text:style-name="T453"><text:s/></text:span><text:span text:style-name="T454">राहते कॉलनी</text:span></text:p>
          </table:table-cell>
          <table:table-cell table:style-name="TableCell455">
            <text:p text:style-name="P456">88</text:p>
          </table:table-cell>
          <table:table-cell table:style-name="TableCell457">
            <text:p text:style-name="TableContents"><text:span text:style-name="T458"><text:s/></text:span><text:span text:style-name="T459">चिंचवड</text:span></text:p>
          </table:table-cell>
        </table:table-row>
        <table:table-row table:style-name="TableRow460">
          <table:table-cell table:style-name="TableCell461">
            <text:p text:style-name="P462">59</text:p>
          </table:table-cell>
          <table:table-cell table:style-name="TableCell463">
            <text:p text:style-name="TableContents"><text:span text:style-name="T464"><text:s/></text:span><text:span text:style-name="T465">रवि नगर</text:span></text:p>
          </table:table-cell>
          <table:table-cell table:style-name="TableCell466">
            <text:p text:style-name="P467">89</text:p>
          </table:table-cell>
          <table:table-cell table:style-name="TableCell468">
            <text:p text:style-name="TableContents"><text:span text:style-name="T469"><text:s/></text:span><text:span text:style-name="T470">पिंपरी</text:span></text:p>
          </table:table-cell>
        </table:table-row>
        <table:table-row table:style-name="TableRow471">
          <table:table-cell table:style-name="TableCell472">
            <text:p text:style-name="P473">60</text:p>
          </table:table-cell>
          <table:table-cell table:style-name="TableCell474">
            <text:p text:style-name="TableContents"><text:span text:style-name="T475"><text:s/></text:span><text:span text:style-name="T476">धरमपेठ भोले पेट्रोल पंप</text:span></text:p>
          </table:table-cell>
          <table:table-cell table:style-name="TableCell477">
            <text:p text:style-name="P478">90</text:p>
          </table:table-cell>
          <table:table-cell table:style-name="TableCell479">
            <text:p text:style-name="TableContents"><text:span text:style-name="T480"><text:s/></text:span><text:span text:style-name="T481">निगडी</text:span></text:p>
          </table:table-cell>
        </table:table-row>
        <table:table-row table:style-name="TableRow482">
          <table:table-cell table:style-name="TableCell483">
            <text:p text:style-name="P484">61</text:p>
          </table:table-cell>
          <table:table-cell table:style-name="TableCell485">
            <text:p text:style-name="TableContents"><text:span text:style-name="T486"><text:s/></text:span><text:span text:style-name="T487">सीता बर्डी</text:span></text:p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>62</text:p>
          </table:table-cell>
          <table:table-cell table:style-name="TableCell495">
            <text:p text:style-name="TableContents"><text:span text:style-name="T496"><text:s/></text:span><text:span text:style-name="T497">आशीर्वाद बैधनाथ चौक</text:span></text:p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>63</text:p>
          </table:table-cell>
          <table:table-cell table:style-name="TableCell505">
            <text:p text:style-name="TableContents"><text:span text:style-name="T506"><text:s/></text:span><text:span text:style-name="T507">गणेश पेठ</text:span>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</table:table-row>
        <table:table-row table:style-name="TableRow512">
          <table:table-cell table:style-name="TableCell513">
            <text:p text:style-name="P514">64</text:p>
          </table:table-cell>
          <table:table-cell table:style-name="TableCell515">
            <text:p text:style-name="TableContents"><text:span text:style-name="T516"><text:s/></text:span><text:span text:style-name="T517">लोहा पूल</text:span></text:p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>65</text:p>
          </table:table-cell>
          <table:table-cell table:style-name="TableCell525">
            <text:p text:style-name="TableContents"><text:span text:style-name="T526"><text:s/></text:span><text:span text:style-name="T527">भंडारा बस <text:s/>स्टैंड</text:span>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66</text:p>
          </table:table-cell>
          <table:table-cell table:style-name="TableCell535">
            <text:p text:style-name="TableContents"><text:span text:style-name="T536"><text:s/></text:span><text:span text:style-name="T537">छिंदवाड़ा</text:span></text:p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67</text:p>
          </table:table-cell>
          <table:table-cell table:style-name="TableCell545">
            <text:p text:style-name="TableContents"><text:span text:style-name="T546"><text:s/></text:span><text:span text:style-name="T547">तुमसर</text:span></text:p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</table:table-row>
        <table:table-row table:style-name="TableRow552">
          <table:table-cell table:style-name="TableCell553">
            <text:p text:style-name="P554">68</text:p>
          </table:table-cell>
          <table:table-cell table:style-name="TableCell555">
            <text:p text:style-name="TableContents"><text:span text:style-name="T556"><text:s/></text:span><text:span text:style-name="T557">गोंदिया <text:s/>बस <text:s/>स्टैंड</text:span></text:p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</table:table-row>
        <table:table-row table:style-name="TableRow562">
          <table:table-cell table:style-name="TableCell563">
            <text:p text:style-name="P564">70</text:p>
          </table:table-cell>
          <table:table-cell table:style-name="TableCell565">
            <text:p text:style-name="TableContents"><text:span text:style-name="T566"><text:s/></text:span><text:span text:style-name="T567">मनोहर <text:s/>चौक</text:span></text:p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</table:table-row>
      </table:table>
      <text:p text:style-name="P572"><text:span text:style-name="T573"><draw:custom-shape svg:x="4.75in" svg:y="0.14514in" svg:width="2.75764in" svg:height="1.1in" draw:z-index="251670528" draw:id="id2" draw:style-name="a4" draw:name="Rounded Rectangle 15" text:anchor-type="paragraph"><svg:title/><svg:desc/><text:p text:style-name="P574">Restart BUSFLIX box if Announcement is not playing</text:p><text:p text:style-name="P575"/><text:p text:style-name="P576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77"><text:tab/></text:span></text:p>
      <text:p text:style-name="Footer"><text:span text:style-name="T578">इस्तेमाल <text:s/>–</text:span></text:p>
      <text:p text:style-name="Footer"><text:span text:style-name="T579">1.<text:s/></text:span><text:bookmark-start text:name="tw-target-text"/><text:bookmark-end text:name="tw-target-text"/><text:span text:style-name="T580">सही नंबर दबाएं और तुरंत कीपैड पर ग्रीन</text:span><text:span text:style-name="T581"><text:s/>बटन</text:span><text:span text:style-name="T582"><text:s/>दबाएं।</text:span></text:p>
      <text:p text:style-name="P583"><text:span text:style-name="T584">2.<text:s/></text:span><text:span text:style-name="T585">अन्नोउंसमें</text:span><text:span text:style-name="T586">ट<text:s/></text:span><text:span text:style-name="T587">क</text:span><text:span text:style-name="T588">ो रोकने के लिए लाल</text:span><text:span text:style-name="T589"><text:s/>बटन</text:span><text:span text:style-name="T590"><text:s/>दबाएं ।</text:span><text:span text:style-name="T591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592"/></draw:text-box><svg:title/><svg:desc/></draw:frame></text:span><text:span text:style-name="T593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594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6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2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4" style:parent-style-name="DefaultParagraphFont" style:family="text">
      <style:text-properties fo:font-size="16pt" style:font-size-asian="16pt" style:font-size-complex="16pt"/>
    </style:style>
    <style:style style:name="T265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MAHARASHTRA TRAVELS <text:s text:c="6"/></text:span><text:span text:style-name="T10"><text:tab/></text:span><text:span text:style-name="T11"><draw:frame draw:style-name="a0" draw:name="Image1" text:anchor-type="as-char" svg:x="0in" svg:y="0in" svg:width="1.19803in" svg:height="0.35003in" style:rel-width="scale" style:rel-height="scale"><draw:image xlink:href="media/image1.png" xlink:type="simple" xlink:show="embed" xlink:actuate="onLoad"/><svg:title/><svg:desc/></draw:frame></text:span><text:span text:style-name="T12"><text:tab/><text:s text:c="7"/>MP 30 P 0253</text:span></text:p>
        <text:p text:style-name="Header"><text:span text:style-name="T13"><text:tab/><text:s text:c="12"/></text:span><text:span text:style-name="T14"><text:tab/>busflix.in</text:span></text:p>
      </style:header>
    </style:master-page>
    <style:master-page style:name="MP1" style:page-layout-name="PL1">
      <style:header>
        <text:p text:style-name="Header"><text:span text:style-name="T260">MAHARASHTRA TRAVELS <text:s text:c="6"/></text:span><text:span text:style-name="T261"><text:tab/></text:span><text:span text:style-name="T262"><draw:frame draw:style-name="a3" draw:name="Image1" text:anchor-type="as-char" svg:x="0in" svg:y="0in" svg:width="1.19803in" svg:height="0.3917in" style:rel-width="scale" style:rel-height="scale"><draw:image xlink:href="media/image1.png" xlink:type="simple" xlink:show="embed" xlink:actuate="onLoad"/><svg:title/><svg:desc/></draw:frame></text:span><text:span text:style-name="T263"><text:tab/><text:s text:c="8"/>MP 30 P 0253</text:span></text:p>
        <text:p text:style-name="Header"><text:span text:style-name="T264"><text:tab/><text:s text:c="12"/></text:span><text:span text:style-name="T265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19T07:20:00Z</meta:creation-date>
    <dc:date>2017-09-19T07:53:00Z</dc:date>
    <meta:template xlink:href="Normal" xlink:type="simple"/>
    <meta:editing-cycles>4</meta:editing-cycles>
    <meta:editing-duration>PT7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68" meta:character-count="1794" meta:row-count="12" meta:non-whitespace-character-count="1529"/>
  </office:meta>
</office:document-meta>
</file>